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ext_20_body">
      <style:text-properties fo:color="#ff0000" loext:opacity="100%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Horizontal_20_Line">
      <style:text-properties fo:color="#ff0000" loext:opacity="100%"/>
    </style:style>
    <style:style style:name="P7" style:family="paragraph" style:parent-style-name="Standard">
      <style:paragraph-properties fo:text-align="justify" style:justify-single-word="false"/>
      <style:text-properties fo:color="#ff0000" loext:opacity="100%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4ae79" style:font-size-asian="12pt"/>
    </style:style>
    <style:style style:name="T3" style:family="text">
      <style:text-properties fo:color="#ff0000" loext:opacity="100%" style:font-name="LiberationSerif" fo:font-size="12pt" style:font-size-asian="12pt"/>
    </style:style>
    <style:style style:name="T4" style:family="text">
      <style:text-properties fo:color="#ff0000" loext:opacity="100%"/>
    </style:style>
    <style:style style:name="T5" style:family="text">
      <style:text-properties style:font-name="LiberationSerif" fo:font-size="7pt" style:font-size-asian="7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1) Seja um sistema de comunicação formado por duas estações terrestres 1 e 2. A estação 1 </text:span><text:span text:style-name="T2">t</text:span><text:span text:style-name="T1">ransmite via satélite dados para a estação 2. Calcule a taxa de erros de bit (TEB) na recepção na estação terrestre 2 sabendo-se que : a relação C/N para o enlace de subida é igual a 25dB e a relação C/N para o enlace de descida é de 18dB. Sabe-se igualmente que o sistema usa modulação MSK não coerente. Considere dois cenários: a) satélite usa transponder regenerador; b) satélite usa transponder repetidor transparente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1) Cálculo da Taxa de Erros de Bit (TEB) na recepção da estação terrestre 2</text:span></text:span></text:h>
      <text:p text:style-name="P3">Sabemos que:</text:p>
      <text:list text:style-name="L1">
        <text:list-item>
          <text:p text:style-name="P4"><text:span text:style-name="T4">Relação </text:span><text:span text:style-name="Strong_20_Emphasis"><text:span text:style-name="T4">C/N</text:span></text:span><text:span text:style-name="T4"> para o </text:span><text:span text:style-name="Strong_20_Emphasis"><text:span text:style-name="T4">enlace de subida</text:span></text:span><text:span text:style-name="T4">: </text:span><text:span text:style-name="Strong_20_Emphasis"><text:span text:style-name="T4">25 dB</text:span></text:span></text:p>
        </text:list-item>
        <text:list-item>
          <text:p text:style-name="P4"><text:span text:style-name="T4">Relação </text:span><text:span text:style-name="Strong_20_Emphasis"><text:span text:style-name="T4">C/N</text:span></text:span><text:span text:style-name="T4"> para o </text:span><text:span text:style-name="Strong_20_Emphasis"><text:span text:style-name="T4">enlace de descida</text:span></text:span><text:span text:style-name="T4">: </text:span><text:span text:style-name="Strong_20_Emphasis"><text:span text:style-name="T4">18 dB</text:span></text:span></text:p>
        </text:list-item>
        <text:list-item>
          <text:p text:style-name="P5"><text:span text:style-name="T4">Modulação: </text:span><text:span text:style-name="Strong_20_Emphasis"><text:span text:style-name="T4">MSK não coerente</text:span></text:span></text:p>
        </text:list-item>
      </text:list>
      <text:p text:style-name="P3">A relação C/N total do sistema depende do tipo de transponder usado no satélite.</text:p>
      <text:h text:style-name="Heading_20_4" text:outline-level="4"><text:span text:style-name="Strong_20_Emphasis"><text:span text:style-name="T4">(a) Satélite usa transponder regenerador</text:span></text:span></text:h>
      <text:p text:style-name="Text_20_body"><text:span text:style-name="T4">Neste caso, o transponder recebe o sinal, o demodula e o remodula antes de retransmiti-lo. Como o ruído térmico do transponder não se acumula, o </text:span><text:span text:style-name="Strong_20_Emphasis"><text:span text:style-name="T4">C/N total</text:span></text:span><text:span text:style-name="T4"> é simplesmente igual ao C/N do </text:span><text:span text:style-name="Strong_20_Emphasis"><text:span text:style-name="T4">enlace de descida</text:span></text:span><text:span text:style-name="T4">:</text:span></text:p>
      <text:p text:style-name="P3">(CN)total=(CN)descida=18dB\left( \frac{C}{N} \right)_{\text{total}} = \left( \frac{C}{N} \right)_{\text{descida}} = 18 dB(NC​)total​=(NC​)descida​=18dB</text:p>
      <text:p text:style-name="Text_20_body"><text:span text:style-name="T4">A taxa de erro de bit para </text:span><text:span text:style-name="Strong_20_Emphasis"><text:span text:style-name="T4">MSK não coerente</text:span></text:span><text:span text:style-name="T4"> é dada por:</text:span></text:p>
      <text:p text:style-name="P3">TEB=12e−EbN0\text{TEB} = \frac{1}{2} e^{-\frac{E_b}{N_0}}TEB=21​e−N0​Eb​​</text:p>
      <text:p text:style-name="P3">Sabemos que:</text:p>
      <text:p text:style-name="P3">EbN0=CN−10log⁡10(B/R)\frac{E_b}{N_0} = \frac{C}{N} - 10 \log_{10} (B/R)N0​Eb​​=NC​−10log10​(B/R)</text:p>
      <text:p text:style-name="Text_20_body"><text:span text:style-name="T4">Para um sistema típico, assumimos </text:span><text:span text:style-name="Strong_20_Emphasis"><text:span text:style-name="T4">B = R</text:span></text:span><text:span text:style-name="T4"> para MSK, ou seja,</text:span></text:p>
      <text:p text:style-name="P3">Eb/N0=C/NE_b/N_0 = C/NEb​/N0​=C/N</text:p>
      <text:p text:style-name="P3">Então, temos:</text:p>
      <text:p text:style-name="P3">TEB=12e−10(18/10)\text{TEB} = \frac{1}{2} e^{-10^{(18/10)}}TEB=21​e−10(18/10) TEB≈12e−63.1≈3.98×10−28\text{TEB} \approx \frac{1}{2} e^{-63.1} \approx 3.98 \times 10^{-28}TEB≈21​e−63.1≈3.98×10−28</text:p>
      <text:p text:style-name="Text_20_body"><text:span text:style-name="T4">Ou seja, uma taxa de erro </text:span><text:span text:style-name="Strong_20_Emphasis"><text:span text:style-name="T4">extremamente baixa</text:span></text:span><text:span text:style-name="T4">.</text:span></text:p>
      <text:p text:style-name="P6"/>
      <text:h text:style-name="Heading_20_4" text:outline-level="4"><text:span text:style-name="Strong_20_Emphasis"><text:span text:style-name="T4">(b) Satélite usa transponder repetidor transparente</text:span></text:span></text:h>
      <text:p text:style-name="Text_20_body"><text:span text:style-name="T4">Neste caso, o ruído dos dois enlaces se acumula. O </text:span><text:span text:style-name="Strong_20_Emphasis"><text:span text:style-name="T4">C/N total</text:span></text:span><text:span text:style-name="T4"> é dado por:</text:span></text:p>
      <text:p text:style-name="P3">1(C/N)total=1(C/N)subida+1(C/N)descida\frac{1}{(C/N)_{\text{total}}} = \frac{1}{(C/N)_{\text{subida}}} + \frac{1}{(C/N)_{\text{descida}}}(C/N)total​1​=(C/N)subida​1​+(C/N)descida​1​</text:p>
      <text:p text:style-name="P3"><text:soft-page-break/>Convertendo de dB para valores lineares:</text:p>
      <text:p text:style-name="P3">C/Nsubida=10(25/10)=316.2C/N_{\text{subida}} = 10^{(25/10)} = 316.2C/Nsubida​=10(25/10)=316.2 C/Ndescida=10(18/10)=63.1C/N_{\text{descida}} = 10^{(18/10)} = 63.1C/Ndescida​=10(18/10)=63.1</text:p>
      <text:p text:style-name="P3">Agora, calculamos:</text:p>
      <text:p text:style-name="P3">1(C/N)total=1316.2+163.1\frac{1}{(C/N)_{\text{total}}} = \frac{1}{316.2} + \frac{1}{63.1}(C/N)total​1​=316.21​+63.11​ (C/N)total=(10.00316+0.01585)=50.9(C/N)_{\text{total}} = \left( \frac{1}{0.00316 + 0.01585} \right) = 50.9(C/N)total​=(0.00316+0.015851​)=50.9</text:p>
      <text:p text:style-name="P3">Convertendo para dB:</text:p>
      <text:p text:style-name="P3">(C/N)total=10log⁡10(50.9)≈17.1 dB(C/N)_{\text{total}} = 10 \log_{10}(50.9) \approx 17.1 \text{ dB}(C/N)total​=10log10​(50.9)≈17.1 dB</text:p>
      <text:p text:style-name="P3">Agora, usamos esse valor para calcular a TEB da mesma forma:</text:p>
      <text:p text:style-name="P3">TEB=12e−10(17.1/10)\text{TEB} = \frac{1}{2} e^{-10^{(17.1/10)}}TEB=21​e−10(17.1/10) TEB=12e−51.3≈4.34×10−23\text{TEB} = \frac{1}{2} e^{-51.3} \approx 4.34 \times 10^{-23}TEB=21​e−51.3≈4.34×10−23</text:p>
      <text:p text:style-name="P3">Ou seja, ainda é muito baixa.</text:p>
      <text:p text:style-name="P1" loext:marker-style-name="T1"><text:span text:style-name="T1"/></text:p>
      <text:p text:style-name="P1" loext:marker-style-name="T1"><text:span text:style-name="T1">2) Calcule qual deve ser a potência de transmissão da estação terrestre de maneira que a taxa de erro de bit na recepção da estação terrestre de destino seja menor que 10</text:span><text:span text:style-name="T5">-6 </text:span><text:span text:style-name="T1">erro/bit. Sabe-se que o satélite possui transponder repetidor e a modulação empregada é MSK com demodulação não coerente. Dados : EIRP do satélite = 35dBW, atenuação dos enlaces de subida e descida = 199dB e 196dB, figuras de mérito do satélite e estação terrestre de destino = -4dB e 18dB, respectivamente, ganho da antena de transmissão da estação terrestre = 30dBi e largura de banda do sinal transmitido = 10MHz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2) Potência de transmissão necessária para atingir TEB &lt; 10−610^{-6}10−6 (MSK, transponder repetidor)</text:span></text:span></text:h>
      <text:p text:style-name="P3">Usamos a equação:</text:p>
      <text:p text:style-name="P3">TEB=12e−Eb/N0\text{TEB} = \frac{1}{2} e^{-E_b/N_0}TEB=21​e−Eb​/N0​</text:p>
      <text:p text:style-name="Text_20_body"><text:span text:style-name="T4">Para garantir que </text:span><text:span text:style-name="Strong_20_Emphasis"><text:span text:style-name="T4">TEB &lt; 10−610^{-6}10−6</text:span></text:span><text:span text:style-name="T4">, sabemos que:</text:span></text:p>
      <text:p text:style-name="P3">Eb/N0≥10.5 dB(para MSK na˜o coerente)E_b/N_0 \geq 10.5 \text{ dB} \quad (\text{para MSK não coerente})Eb​/N0​≥10.5 dB(para MSK na˜o coerente)</text:p>
      <text:p text:style-name="P3">A relação C/NC/NC/N no receptor é dada por:</text:p>
      <text:p text:style-name="P3">C/N=EIRP−Lsubida+G/Tsateˊlite−Ldescida+G/Treceptor−10log⁡10(kB)C/N = EIRP - L_{\text{subida}} + G/T_{\text{satélite}} - L_{\text{descida}} + G/T_{\text{receptor}} - 10 \log_{10} (kB)C/N=EIRP−Lsubida​+G/Tsateˊlite​−Ldescida​+G/Treceptor​−10log10​(kB)</text:p>
      <text:p text:style-name="P3">Substituindo os valores:</text:p>
      <text:p text:style-name="P3"><text:soft-page-break/>C/N=Pt+30−199−4−196+18−10log⁡10(107)C/N = P_t + 30 - 199 - 4 - 196 + 18 - 10 \log_{10}(10^7)C/N=Pt​+30−199−4−196+18−10log10​(107) C/N=Pt−351−70C/N = P_t - 351 - 70C/N=Pt​−351−70 C/N=Pt−421C/N = P_t - 421C/N=Pt​−421</text:p>
      <text:p text:style-name="P3">Para que Eb/N0=10.5E_b/N_0 = 10.5Eb​/N0​=10.5 dB:</text:p>
      <text:p text:style-name="P3">C/N=10.5+10log⁡10(B/R)=10.5+0=10.5C/N = 10.5 + 10 \log_{10} (B/R) = 10.5 + 0 = 10.5C/N=10.5+10log10​(B/R)=10.5+0=10.5</text:p>
      <text:p text:style-name="P3">Logo,</text:p>
      <text:p text:style-name="P3">Pt−421=10.5P_t - 421 = 10.5Pt​−421=10.5 Pt=431.5 dBWP_t = 431.5 \text{ dBW}Pt​=431.5 dBW</text:p>
      <text:p text:style-name="Text_20_body"><text:span text:style-name="T4">O que é um valor </text:span><text:span text:style-name="Strong_20_Emphasis"><text:span text:style-name="T4">extremamente alto</text:span></text:span><text:span text:style-name="T4">, indicando que o sistema precisa de melhorias para operar eficientemente.</text:span></text:p>
      <text:p text:style-name="P1" loext:marker-style-name="T1"><text:span text:style-name="T1"/></text:p>
      <text:p text:style-name="P1" loext:marker-style-name="T1"><text:span text:style-name="T1">3) A mesma coisa da questão anterior considerando que o sistema emprega QPSK com demodulação não coerente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3) Mesma análise para QPSK não coerente</text:span></text:span></text:h>
      <text:p text:style-name="Text_20_body"><text:span text:style-name="T4">Para QPSK não coerente, a relação </text:span><text:span text:style-name="Strong_20_Emphasis"><text:span text:style-name="T4">E_b/N_0 necessária</text:span></text:span><text:span text:style-name="T4"> para TEB&lt;10−6\text{TEB} &lt; 10^{-6}TEB&lt;10−6 é </text:span><text:span text:style-name="Strong_20_Emphasis"><text:span text:style-name="T4">12 dB</text:span></text:span><text:span text:style-name="T4">.</text:span></text:p>
      <text:p text:style-name="P3">Usamos a mesma equação anterior, alterando o valor de C/NC/NC/N:</text:p>
      <text:p text:style-name="P3">C/N=12C/N = 12C/N=12 Pt−421=12P_t - 421 = 12Pt​−421=12 Pt=433 dBWP_t = 433 \text{ dBW}Pt​=433 dBW</text:p>
      <text:p text:style-name="P3">O que também é um valor muito alto.</text:p>
      <text:p text:style-name="P7" loext:marker-style-name="T1"><text:span text:style-name="T1"/></text:p>
      <text:p text:style-name="P1" loext:marker-style-name="T1"><text:span text:style-name="T1">4) Seja um sistema de comunicação formado por duas estações terrestres 1 e 2. A estação 1 transmite via satélite dados para a estação 2. Calcule a largura de banda máxima do sinal transmitido de forma que a TEB total seja menos que 10</text:span><text:span text:style-name="T5">-6 </text:span><text:span text:style-name="T1">erros/bit. Sabendo-se que : EIRP para cada portadora no enlace de subida = 46dBW, atenuação no enlace de subida = 199dB, fator de mérito do satélite = -8dB, EIRP para cada portadora no enlace de descida = 18dBW, atenuação no enlace de descida = 196dB, fator de mérito da estação terrestre = 20dB. Sabese igualmente que o sistema usa modulação MSK não coerente e emprega um transponder repetidor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4) Largura de banda máxima para TEB &lt; 10−610^{-6}10−6</text:span></text:span></text:h>
      <text:p text:style-name="Text_20_body"><text:span text:style-name="T4">A relação </text:span><text:span text:style-name="Strong_20_Emphasis"><text:span text:style-name="T4">C/N total</text:span></text:span><text:span text:style-name="T4"> é dada por:</text:span></text:p>
      <text:p text:style-name="P3">1(C/N)total=1(C/N)subida+1(C/N)descida\frac{1}{(C/N)_{\text{total}}} = \frac{1}{(C/N)_{\text{subida}}} + \frac{1}{(C/N)_{\text{descida}}}(C/N)total​1​=(C/N)subida​1​+(C/N)descida​1​</text:p>
      <text:p text:style-name="P3">Calculamos:</text:p>
      <text:p text:style-name="P3">C/Nsubida=46−199−(−8)=46−191=−145 dBC/N_{\text{subida}} = 46 - 199 - (-8) = 46 - 191 = -145 \text{ dB}C/Nsubida​=46−199−(−8)=46−191=−145 dB C/Ndescida=18−196+20=18−176=−158 dBC/N_{\text{descida}} = 18 - 196 + 20 = 18 - 176 = -158 \text{ dB}C/Ndescida​=18−196+20=18−176=−158 dB 1(C/N)total=110−14.5+110−15.8\frac{1}<text:soft-page-break/>{(C/N)_{\text{total}}} = \frac{1}{10^{-14.5}} + \frac{1}{10^{-15.8}}(C/N)total​1​=10−14.51​+10−15.81​ (C/N)total=10−14.3≈4.9(C/N)_{\text{total}} = 10^{-14.3} \approx 4.9(C/N)total​=10−14.3≈4.9</text:p>
      <text:p text:style-name="P3">Para MSK, queremos Eb/N0≥10.5E_b/N_0 \geq 10.5Eb​/N0​≥10.5:</text:p>
      <text:p text:style-name="P3">C/N=10.5+10log⁡10(B/R)C/N = 10.5 + 10 \log_{10} (B/R)C/N=10.5+10log10​(B/R)</text:p>
      <text:p text:style-name="Text_20_body"><text:span text:style-name="T4">Resolvendo para </text:span><text:span text:style-name="Strong_20_Emphasis"><text:span text:style-name="T4">B</text:span></text:span><text:span text:style-name="T4">:</text:span></text:p>
      <text:p text:style-name="P3">10log⁡10(B)=14.3−10.510 \log_{10} (B) = 14.3 - 10.510log10​(B)=14.3−10.5 B=100.38=2.4 MHzB = 10^{0.38} = 2.4 \text{ MHz}B=100.38=2.4 MHz</text:p>
      <text:p text:style-name="Text_20_body"><text:span text:style-name="T4">Portanto, </text:span><text:span text:style-name="Strong_20_Emphasis"><text:span text:style-name="T4">a largura de banda máxima é aproximadamente 2.4 MHz para atingir a TEB desejada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6:06:08.971000000</meta:creation-date>
    <meta:generator>LibreOffice/24.8.4.2$Windows_X86_64 LibreOffice_project/bb3cfa12c7b1bf994ecc5649a80400d06cd71002</meta:generator>
    <dc:date>2025-01-29T16:11:58.302000000</dc:date>
    <meta:editing-duration>PT5M50S</meta:editing-duration>
    <meta:editing-cycles>2</meta:editing-cycles>
    <meta:document-statistic meta:table-count="0" meta:image-count="0" meta:object-count="0" meta:page-count="4" meta:paragraph-count="63" meta:word-count="809" meta:character-count="7113" meta:non-whitespace-character-count="4837"/>
  </office:meta>
</office:document-meta>
</file>